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0dcc71" officeooo:paragraph-rsid="000dcc71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06043" officeooo:paragraph-rsid="00106043"/>
    </style:style>
    <style:style style:name="P3" style:family="paragraph" style:parent-style-name="Standard">
      <style:paragraph-properties fo:text-align="center" style:justify-single-word="false"/>
      <style:text-properties style:font-name="Liberation Sans" officeooo:rsid="000dcc71" officeooo:paragraph-rsid="000dcc71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0dcc71" officeooo:paragraph-rsid="000dcc71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ans" officeooo:rsid="000dcc71" officeooo:paragraph-rsid="000dcc71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Liberation Sans" officeooo:rsid="000dcc71" officeooo:paragraph-rsid="000dcc71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Liberation Sans" officeooo:rsid="000dcc71" officeooo:paragraph-rsid="00106043"/>
    </style:style>
    <style:style style:name="P8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06043" officeooo:paragraph-rsid="00106043"/>
    </style:style>
    <style:style style:name="P9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0dcc71" officeooo:paragraph-rsid="00106043"/>
    </style:style>
    <style:style style:name="T1" style:family="text">
      <style:text-properties officeooo:rsid="00106043"/>
    </style:style>
    <style:style style:name="T2" style:family="text">
      <style:text-properties fo:font-variant="normal" fo:text-transform="none" fo:color="#000000" fo:font-size="12pt" fo:letter-spacing="normal" fo:font-style="normal" fo:font-weight="normal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106043"/>
    </style:style>
    <style:style style:name="T4" style:family="text">
      <style:text-properties officeooo:rsid="00109d1c"/>
    </style:style>
    <style:style style:name="T5" style:family="text">
      <style:text-properties officeooo:rsid="001147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stado De Funcionalidades</text:p>
      <text:p text:style-name="P3"/>
      <text:p text:style-name="P4">Helmuth Alexander Luther Montejo <text:span text:style-name="T5">201730457</text:span>:</text:p>
      <text:p text:style-name="P4"/>
      <text:list xml:id="list2391134522" text:style-name="L1">
        <text:list-item>
          <text:p text:style-name="P5">Lectura de archivo de entrada(Solo interfaz Grafica).</text:p>
        </text:list-item>
      </text:list>
      <text:list xml:id="list3237158323" text:style-name="L2">
        <text:list-item>
          <text:p text:style-name="P6">Registro de Libros en el sistema.</text:p>
        </text:list-item>
        <text:list-item>
          <text:p text:style-name="P6">Busqueda de Libros en orden ascendente(Filtrado por nombre, codigo o autor).</text:p>
        </text:list-item>
        <text:list-item>
          <text:p text:style-name="P6">Registro de nuevas copias.</text:p>
        </text:list-item>
        <text:list-item>
          <text:p text:style-name="P6">Registro de estudiantes en el sistema.</text:p>
        </text:list-item>
        <text:list-item>
          <text:p text:style-name="P6">Busqueda de estudiantes en orden ascendente(Filtrado por carne, nombre o codigo).</text:p>
        </text:list-item>
        <text:list-item>
          <text:p text:style-name="P6">Registro de Prestamos(Solo Interfaz Grafica).</text:p>
        </text:list-item>
        <text:list-item>
          <text:p text:style-name="P6">Registro de devoluciones y calculo de cuota y mora total.</text:p>
        </text:list-item>
        <text:list-item>
          <text:p text:style-name="P6">Reportes 1, 2 y 3.</text:p>
        </text:list-item>
        <text:list-item>
          <text:p text:style-name="P6">Interfaz Grafica del sistema.</text:p>
        </text:list-item>
      </text:list>
      <text:p text:style-name="P4"/>
      <text:p text:style-name="P1">Bryan Rene Gomez Gomez 201730919 :</text:p>
      <text:p text:style-name="P1"/>
      <text:list xml:id="list2750860821" text:style-name="L3">
        <text:list-item>
          <text:p text:style-name="P8">Lectura de archivo de entrada y creación de archivos binarios.</text:p>
        </text:list-item>
        <text:list-item>
          <text:p text:style-name="P7">Registro de Libros <text:span text:style-name="T1">desde archivo de entrada</text:span>.</text:p>
        </text:list-item>
        <text:list-item>
          <text:p text:style-name="P7"><text:span text:style-name="T2">Registro de estudiantes </text:span><text:span text:style-name="T3">desde archivo de entrada</text:span><text:span text:style-name="T2">.</text:span></text:p>
        </text:list-item>
        <text:list-item>
          <text:p text:style-name="P9">Registro de Prestamos <text:span text:style-name="T1">desde el sistema y desde archivo de entrada.</text:span></text:p>
        </text:list-item>
        <text:list-item>
          <text:p text:style-name="P9">Reportes <text:span text:style-name="T1">4,</text:span> <text:span text:style-name="T1">5</text:span> y <text:span text:style-name="T1">6</text:span>. <text:span text:style-name="T4">Interfaz y Logica</text:span></text:p>
        </text:list-item>
        <text:list-item>
          <text:p text:style-name="P8">Creación, lectura y escritura de archivos binarios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23:53:53.629031477</meta:creation-date>
    <dc:date>2019-07-31T13:24:21.745152762</dc:date>
    <meta:editing-duration>PT10M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49" meta:character-count="883" meta:non-whitespace-character-count="769"/>
  </office:meta>
</office:document-meta>
</file>